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kshay Kumar praised Ahan Shetty after watching the trailer of his debut film, Tadap. Suniel Shetty thanked his Hera Pheri co-star for the appreciation.</text:h>
      <text:p text:style-name="Text_20_body">Akshay Kumar cannot stop praising Ahan Shetty after watching the trailer of his debut film, Tadap. Khiladi Kumar took to Twitter to praise the star kid in his own unique way. He told his Hera Pheri co-actor, Suniel Shetty, "tera beta toh tujh se bhi das kadam aage hai". Suniel thanked Akshay for the appreciation and predicting that Ahan is going to make big in the indust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9T12:11:19.514267336</meta:creation-date>
    <dc:date>2021-10-29T12:11:39.578439963</dc:date>
    <meta:editing-duration>PT20S</meta:editing-duration>
    <meta:editing-cycles>1</meta:editing-cycles>
    <meta:document-statistic meta:table-count="0" meta:image-count="0" meta:object-count="0" meta:page-count="1" meta:paragraph-count="2" meta:word-count="91" meta:character-count="528" meta:non-whitespace-character-count="439"/>
    <meta:generator>LibreOffice/6.4.7.2$Linux_X86_64 LibreOffice_project/40$Build-2</meta:generator>
  </office:meta>
</office:document-meta>
</file>